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2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0])/16" office:value-type="float" office:value="72.875" calcext:value-type="float">
            <text:p>72.87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 office:value-type="float" office:value="85" calcext:value-type="float">
            <text:p>85</text:p>
          </table:table-cell>
          <table:table-cell table:style-name="ce2" office:value-type="date" office:date-value="2016-02-04" calcext:value-type="date">
            <text:p>02/04/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Final Grade:</text:p>
          </table:table-cell>
          <table:table-cell table:style-name="ce5" table:formula="of:=SUMPRODUCT([.K2:.K5];[.L2:.L5])/100" office:value-type="float" office:value="63.81875" calcext:value-type="float">
            <text:p>63.818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9" calcext:value-type="date">
            <text:p>04/19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21" calcext:value-type="date">
            <text:p>04/2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26" calcext:value-type="date">
            <text:p>04/26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8" calcext:value-type="date">
            <text:p>04/28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0:45:43.450753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4-21T10:46:41.129792731</dc:date>
    <meta:editing-duration>PT28M51S</meta:editing-duration>
    <meta:editing-cycles>35</meta:editing-cycles>
    <meta:generator>LibreOffice/4.2.8.2$Linux_X86_64 LibreOffice_project/420m0$Build-2</meta:generator>
    <meta:document-statistic meta:table-count="1" meta:cell-count="73" meta:object-count="0"/>
  </office:meta>
</office:document-meta>
</file>